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top="0in" fo:margin-bottom="0.111in" style:contextual-spacing="false" text:number-lines="false" text:line-number="0"/>
    </style:style>
    <style:style style:name="P2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abd92" officeooo:paragraph-rsid="001abd92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abd92" officeooo:paragraph-rsid="001abd92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af281" officeooo:paragraph-rsid="001af281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Liberation Sans1" fo:font-size="12pt" fo:font-weight="bold" officeooo:rsid="001abd92" officeooo:paragraph-rsid="001abd92" style:font-size-asian="10.5pt" style:font-weight-asian="bold" style:font-size-complex="12pt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bold" officeooo:rsid="001abd92" officeooo:paragraph-rsid="001abd92" style:font-size-asian="10.5pt" style:font-weight-asian="bold" style:font-size-complex="12pt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center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bold" officeooo:rsid="001af281" officeooo:paragraph-rsid="001af281" style:font-size-asian="10.5pt" style:font-weight-asian="bold" style:font-size-complex="12pt" style:font-weight-complex="bold" fo:hyphenate="false" fo:hyphenation-remain-char-count="2" fo:hyphenation-push-char-count="2" loext:hyphenation-no-caps="false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officeooo:paragraph-rsid="001abd92" fo:hyphenate="false" fo:hyphenation-remain-char-count="2" fo:hyphenation-push-char-count="2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91593"/>
    </style:style>
    <style:style style:name="T3" style:family="text">
      <style:text-properties officeooo:rsid="001abd92"/>
    </style:style>
    <style:style style:name="T4" style:family="text">
      <style:text-properties style:font-name="Liberation Sans1" fo:font-size="12pt" fo:font-weight="normal" officeooo:rsid="001abd92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2">Базы данных</text:span></text:p>
      <text:p text:style-name="P5">Лабораторная работа № <text:span text:style-name="T3">2</text:span></text:p>
      <text:p text:style-name="P2"><text:span text:style-name="T1">Вариант</text:span> <text:s/><text:span text:style-name="T2">373</text:span></text:p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№ Р3121</text:p>
      <text:p text:style-name="P7">Преподаватель: <text:span text:style-name="T2">Королёва Юлия Александровна</text:span></text:p>
      <text:p text:style-name="P3"/>
      <text:p text:style-name="P3"/>
      <text:p text:style-name="P3"/>
      <text:p text:style-name="P3"/>
      <text:p text:style-name="P6">г. Санкт-Петербург</text:p>
      <text:p text:style-name="P6">202<text:span text:style-name="T2">3</text:span></text:p>
      <text:p text:style-name="P12"><text:soft-page-break/>Текст задания</text:p>
      <text:p text:style-name="P15"><text:span text:style-name="T4">1. Сделать запрос для получения атрибутов из указанных таблиц, применив фильтры по указанным условиям:<text:line-break/>Н_ТИПЫ_ВЕДОМОСТЕЙ, Н_ВЕДОМОСТИ.<text:line-break/>Вывести атрибуты: Н_ТИПЫ_ВЕДОМОСТЕЙ.НАИМЕНОВАНИЕ, Н_ВЕДОМОСТИ.ДАТА.<text:line-break/>Фильтры (AND): <text:line-break/>a) Н_ТИПЫ_ВЕДОМОСТЕЙ.НАИМЕНОВАНИЕ = Экзаменационный лист.<text:line-break/>b) Н_ВЕДОМОСТИ.ИД = 1457443.<text:line-break/>c) Н_ВЕДОМОСТИ.ИД &lt; 1250972.<text:line-break/>Вид соединения: RIGHT JOIN.</text:span></text:p>
      <text:p text:style-name="P15"><text:span text:style-name="T4">2. </text:span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ФАМИЛИЯ, Н_ОБУЧЕНИЯ.ЧЛВК_ИД, Н_УЧЕНИКИ.ИД.<text:line-break/>Фильтры: (AND)<text:line-break/>a) Н_ЛЮДИ.ИМЯ &gt; Николай.<text:line-break/>b) Н_ОБУЧЕНИЯ.НЗК &gt; 933232.<text:line-break/>Вид соединения: INNER JOIN.</text:p>
      <text:p text:style-name="P15"><text:span text:style-name="T3">3.</text:span>Вывести число студентов ФКТИУ, которые старше 25 лет.<text:line-break/>Ответ должен содержать только одно число.</text:p>
      <text:p text:style-name="P15"><text:span text:style-name="T3">4. </text:span>В таблице Н_ГРУППЫ_ПЛАНОВ найти номера планов, по которым обучается (обучалось) ровно 2 групп на кафедре вычислительной техники.<text:line-break/>Для реализации использовать подзапрос.</text:p>
      <text:p text:style-name="P15"><text:span text:style-name="T3">5.</text:span>Выведите таблицу со средними оценками студентов группы 4100 (Номер, ФИО, Ср_оценка), у которых средняя оценка не больше средней оценк(е|и) в группе 1101.</text:p>
      <text:p text:style-name="P15"><text:span text:style-name="T3">6. </text:span>Получить список студентов, отчисленных после первого сентября 2012 года с очной формы обучения (специальность: Программная инженерия). В результат включить:<text:line-break/>номер группы;<text:line-break/>номер, фамилию, имя и отчество студента;<text:line-break/>номер пункта приказа;<text:line-break/>Для реализации использовать соединение таблиц.</text:p>
      <text:p text:style-name="P15"><text:span text:style-name="T3">7. </text:span>Сформировать запрос для получения числа на ФКТИУ троечников.</text:p>
      <text:p text:style-name="P9"/>
      <text:p text:style-name="P9"/>
      <text:p text:style-name="P9"/>
      <text:p text:style-name="P9"/>
      <text:p text:style-name="P13"><text:soft-page-break/>Реализация запросов</text:p>
      <text:p text:style-name="P9">1.</text:p>
      <text:p text:style-name="P10">SELECT TYPES.НАИМЕНОВАНИЕ, VED.ДАТА FROM</text:p>
      <text:p text:style-name="P10">Н_ТИПЫ_ВЕДОМОСТЕЙ AS TYPES</text:p>
      <text:p text:style-name="P10">RIGHT JOIN Н_ВЕДОМОСТИ AS VED </text:p>
      <text:p text:style-name="P10">ON VED.ВЕД_ИД = TYPES.ИД</text:p>
      <text:p text:style-name="P10">WHERE TYPES.НАИМЕНОВАНИЕ = 'Экзаменационный лист' </text:p>
      <text:p text:style-name="P10">AND VED.ИД = 1457443 </text:p>
      <text:p text:style-name="P10">AND VED.ИД &lt; 1250972;</text:p>
      <text:p text:style-name="P10"/>
      <text:p text:style-name="P10">2.</text:p>
      <text:p text:style-name="P10">SELECT P.ФАМИЛИЯ, EDU.ЧЛВК_ИД, ST.ИД </text:p>
      <text:p text:style-name="P10">FROM Н_ЛЮДИ AS P</text:p>
      <text:p text:style-name="P10">JOIN Н_ОБУЧЕНИЯ AS EDU</text:p>
      <text:p text:style-name="P10">ON EDU.ЧЛВК_ИД = P.ИД</text:p>
      <text:p text:style-name="P10">JOIN Н_УЧЕНИКИ AS ST </text:p>
      <text:p text:style-name="P10">USING (ЧЛВК_ИД, ВИД_ОБУЧ_ИД)</text:p>
      <text:p text:style-name="P10">WHERE P.ИМЯ &gt; 'Николай' </text:p>
      <text:p text:style-name="P10">AND EDU.НЗК::int &gt; 933232;</text:p>
      <text:p text:style-name="P10"/>
      <text:p text:style-name="P10">3.</text:p>
      <text:p text:style-name="P10">SELECT COUNT(*) </text:p>
      <text:p text:style-name="P10">FROM Н_ОТДЕЛЫ </text:p>
      <text:p text:style-name="P10">JOIN Н_ПЛАНЫ </text:p>
      <text:p text:style-name="P10">ON Н_ПЛАНЫ.ОТД_ИД = Н_ОТДЕЛЫ.ИД</text:p>
      <text:p text:style-name="P10">JOIN Н_УЧЕНИКИ </text:p>
      <text:p text:style-name="P10">ON Н_ПЛАНЫ.ИД = Н_УЧЕНИКИ.ПЛАН_ИД</text:p>
      <text:p text:style-name="P10">JOIN Н_ЛЮДИ </text:p>
      <text:p text:style-name="P10">ON Н_УЧЕНИКИ.ЧЛВК_ИД = Н_ЛЮДИ.ИД</text:p>
      <text:p text:style-name="P10">WHERE Н_ОТДЕЛЫ.КОРОТКОЕ_ИМЯ = 'КтиУ'</text:p>
      <text:p text:style-name="P10">AND Н_УЧЕНИКИ.КОНЕЦ &gt; now() </text:p>
      <text:p text:style-name="P10">AND Н_УЧЕНИКИ.СОСТОЯНИЕ NOT IN ('отчислен') </text:p>
      <text:p text:style-name="P10"><text:soft-page-break/>AND date_part('year', age(Н_ЛЮДИ.ДАТА_РОЖДЕНИЯ)) &gt; 25;</text:p>
      <text:p text:style-name="P10"/>
      <text:p text:style-name="P10">4.</text:p>
      <text:p text:style-name="P10">SELECT НОМЕР </text:p>
      <text:p text:style-name="P10">FROM (</text:p>
      <text:p text:style-name="P10"><text:tab/>SELECT Н_ПЛАНЫ.ИД AS НОМЕР, COUNT(*) AS КОЛВО_ГРУПП, ОТД_ИД_ЗАКРЕПЛЕН_ЗА AS ОТД </text:p>
      <text:p text:style-name="P10"><text:tab/>FROM Н_ГРУППЫ_ПЛАНОВ</text:p>
      <text:p text:style-name="P10"><text:tab/>JOIN Н_ПЛАНЫ </text:p>
      <text:p text:style-name="P10"><text:tab/>ON Н_ПЛАНЫ.ИД = Н_ГРУППЫ_ПЛАНОВ.ПЛАН_ИД</text:p>
      <text:p text:style-name="P10"><text:tab/>GROUP BY (Н_ПЛАНЫ.ИД, ОТД_ИД_ЗАКРЕПЛЕН_ЗА)</text:p>
      <text:p text:style-name="P10">) AS ПЛАНЫ</text:p>
      <text:p text:style-name="P10">WHERE ОТД = 102 </text:p>
      <text:p text:style-name="P10">AND КОЛВО_ГРУПП = 2;</text:p>
      <text:p text:style-name="P10"/>
      <text:p text:style-name="P10">5.</text:p>
      <text:p text:style-name="P10">WITH G AS (</text:p>
      <text:p text:style-name="P10"><text:tab/>SELECT Н_ОБУЧЕНИЯ.НЗК, CONCAT (Н_ЛЮДИ.ФАМИЛИЯ, ' ', Н_ЛЮДИ.ИМЯ, ' ', Н_ЛЮДИ.ОТЧЕСТВО) AS ФИО, ВЕД.ЧЛВК_ИД, ВЕД.ОЦЕНКА, Н_УЧЕНИКИ.ГРУППА </text:p>
      <text:p text:style-name="P10"><text:tab/>FROM (</text:p>
      <text:p text:style-name="P10"><text:tab/><text:tab/>SELECT ЧЛВК_ИД, AVG(ОЦЕНКА) AS ОЦЕНКА </text:p>
      <text:p text:style-name="P10"><text:tab/><text:tab/>FROM (</text:p>
      <text:p text:style-name="P10"><text:tab/><text:tab/><text:tab/>SELECT ЧЛВК_ИД, (ОЦЕНКА::int) AS ОЦЕНКА </text:p>
      <text:p text:style-name="P10"><text:tab/><text:tab/><text:tab/>FROM Н_ВЕДОМОСТИ </text:p>
      <text:p text:style-name="P10"><text:tab/><text:tab/><text:tab/>WHERE ОЦЕНКА NOT IN ('осв', 'неявка', 'незач', 'зачет', '99')</text:p>
      <text:p text:style-name="P10"><text:tab/><text:tab/>) AS ВЕД GROUP BY (ЧЛВК_ИД)</text:p>
      <text:p text:style-name="P10"><text:tab/>) AS ВЕД</text:p>
      <text:p text:style-name="P10"><text:tab/>JOIN Н_УЧЕНИКИ </text:p>
      <text:p text:style-name="P10"><text:tab/>ON Н_УЧЕНИКИ.ЧЛВК_ИД = ВЕД.ЧЛВК_ИД</text:p>
      <text:p text:style-name="P10"><text:tab/>JOIN Н_ОБУЧЕНИЯ </text:p>
      <text:p text:style-name="P10"><text:tab/>ON Н_ОБУЧЕНИЯ.ЧЛВК_ИД = ВЕД.ЧЛВК_ИД</text:p>
      <text:p text:style-name="P10"><text:tab/>JOIN Н_ЛЮДИ </text:p>
      <text:p text:style-name="P10"><text:soft-page-break/><text:tab/>ON Н_ЛЮДИ.ИД = ВЕД.ЧЛВК_ИД</text:p>
      <text:p text:style-name="P10">)</text:p>
      <text:p text:style-name="P10">SELECT НЗК, ФИО, ОЦЕНКА </text:p>
      <text:p text:style-name="P10">FROM G</text:p>
      <text:p text:style-name="P10">WHERE ГРУППА = '4100' </text:p>
      <text:p text:style-name="P10">AND ОЦЕНКА &lt;= (</text:p>
      <text:p text:style-name="P10"><text:tab/>SELECT AVG(ОЦЕНКА) </text:p>
      <text:p text:style-name="P10"><text:tab/>FROM G </text:p>
      <text:p text:style-name="P10"><text:tab/>WHERE ГРУППА = '1101'</text:p>
      <text:p text:style-name="P10">);</text:p>
      <text:p text:style-name="P10"/>
      <text:p text:style-name="P10">6.</text:p>
      <text:p text:style-name="P10">SELECT Н_УЧЕНИКИ.ГРУППА, CONCAT(Н_ЛЮДИ.ФАМИЛИЯ, ' ', Н_ЛЮДИ.ИМЯ, ' ', Н_ЛЮДИ.ОТЧЕСТВО) AS ФИО</text:p>
      <text:p text:style-name="P10">FROM Н_ЛЮДИ</text:p>
      <text:p text:style-name="P10">JOIN Н_УЧЕНИКИ </text:p>
      <text:p text:style-name="P10">ON Н_ЛЮДИ.ИД = Н_УЧЕНИКИ.ЧЛВК_ИД</text:p>
      <text:p text:style-name="P10">JOIN Н_ПЛАНЫ</text:p>
      <text:p text:style-name="P10">ON Н_УЧЕНИКИ.ПЛАН_ИД = Н_ПЛАНЫ.ИД</text:p>
      <text:p text:style-name="P10">JOIN Н_ФОРМЫ_ОБУЧЕНИЯ</text:p>
      <text:p text:style-name="P10">ON Н_ПЛАНЫ.ФО_ИД = Н_ФОРМЫ_ОБУЧЕНИЯ.ИД</text:p>
      <text:p text:style-name="P10">WHERE Н_УЧЕНИКИ.ПРИЗНАК = 'отчисл'</text:p>
      <text:p text:style-name="P10">AND Н_УЧЕНИКИ.КОНЕЦ &gt; '2012-09-01'</text:p>
      <text:p text:style-name="P10">AND Н_ФОРМЫ_ОБУЧЕНИЯ.НАИМЕНОВАНИЕ IN ('Очная');</text:p>
      <text:p text:style-name="P10"/>
      <text:p text:style-name="P10">7.</text:p>
      <text:p text:style-name="P10">SELECT Н_ВЕДОМОСТИ.ЧЛВК_ИД, CONCAT(Н_ЛЮДИ.ФАМИЛИЯ, ' ', Н_ЛЮДИ.ИМЯ, ' ', Н_ЛЮДИ.ОТЧЕСТВО)</text:p>
      <text:p text:style-name="P10">FROM Н_ВЕДОМОСТИ </text:p>
      <text:p text:style-name="P10">JOIN Н_ЛЮДИ </text:p>
      <text:p text:style-name="P10">ON Н_ЛЮДИ.ИД = Н_ВЕДОМОСТИ.ЧЛВК_ИД</text:p>
      <text:p text:style-name="P10">JOIN Н_УЧЕНИКИ </text:p>
      <text:p text:style-name="P10"><text:soft-page-break/>ON Н_УЧЕНИКИ.ЧЛВК_ИД = Н_ЛЮДИ.ИД</text:p>
      <text:p text:style-name="P10">JOIN Н_ПЛАНЫ </text:p>
      <text:p text:style-name="P10">ON Н_ПЛАНЫ.ИД = Н_УЧЕНИКИ.ПЛАН_ИД</text:p>
      <text:p text:style-name="P10">JOIN Н_ОТДЕЛЫ </text:p>
      <text:p text:style-name="P10">ON Н_ОТДЕЛЫ.ИД = Н_ПЛАНЫ.ОТД_ИД</text:p>
      <text:p text:style-name="P10">WHERE Н_ОТДЕЛЫ.КОРОТКОЕ_ИМЯ = 'КТиУ'</text:p>
      <text:p text:style-name="P10">AND Н_ВЕДОМОСТИ.ОЦЕНКА = '3'</text:p>
      <text:p text:style-name="P10">GROUP BY Н_ВЕДОМОСТИ.ЧЛВК_ИД, Н_ЛЮДИ.ФАМИЛИЯ, Н_ЛЮДИ.ИМЯ, Н_ЛЮДИ.ОТЧЕСТВО;</text:p>
      <text:p text:style-name="P10"/>
      <text:p text:style-name="P14">Вывод</text:p>
      <text:p text:style-name="P11">В ходе выполнения данной лабораторной работы я научился реализовывать запросы к базе данных, с использованием соединения таблиц, подзапрос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style:contextual-spacing="false" text:number-lines="false" text:line-number="0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92in" fo:margin-left="0in" fo:margin-right="0in" fo:margin-top="0.4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3-05-23T03:58:37.487516080</dc:date>
    <meta:editing-cycles>17</meta:editing-cycles>
    <meta:editing-duration>PT2H35M38S</meta:editing-duration>
    <meta:generator>LibreOffice/7.3.7.2$Linux_X86_64 LibreOffice_project/30$Build-2</meta:generator>
    <meta:print-date>2022-10-17T01:48:39.701992559</meta:print-date>
    <meta:document-statistic meta:table-count="0" meta:image-count="0" meta:object-count="0" meta:page-count="6" meta:paragraph-count="117" meta:word-count="573" meta:character-count="4391" meta:non-whitespace-character-count="3866"/>
    <meta:user-defined meta:name="AppVersion">15.0000</meta:user-defined>
    <meta:template xlink:type="simple" xlink:actuate="onRequest" xlink:title="Normal" xlink:href=""/>
  </office:meta>
</office:document-meta>
</file>